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0f9" officeooo:paragraph-rsid="001060f9"/>
    </style:style>
    <style:style style:name="P2" style:family="paragraph" style:parent-style-name="Standard">
      <style:text-properties officeooo:rsid="00114c31" officeooo:paragraph-rsid="00114c31"/>
    </style:style>
    <style:style style:name="P3" style:family="paragraph" style:parent-style-name="Preformatted_20_Text">
      <style:text-properties officeooo:rsid="001060f9" officeooo:paragraph-rsid="001060f9"/>
    </style:style>
    <style:style style:name="P4" style:family="paragraph" style:parent-style-name="Preformatted_20_Text">
      <style:text-properties officeooo:rsid="00114c31" officeooo:paragraph-rsid="00114c31"/>
    </style:style>
    <style:style style:name="P5" style:family="paragraph" style:parent-style-name="Standard">
      <style:text-properties officeooo:rsid="001060f9" officeooo:paragraph-rsid="001060f9"/>
    </style:style>
    <style:style style:name="P6" style:family="paragraph" style:parent-style-name="Standard">
      <style:text-properties officeooo:rsid="00129fbb" officeooo:paragraph-rsid="00129fbb"/>
    </style:style>
    <style:style style:name="P7" style:family="paragraph" style:parent-style-name="Standard">
      <style:text-properties officeooo:rsid="00114c31" officeooo:paragraph-rsid="00114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bie gazebo notes</text:p>
      <text:p text:style-name="P6">git push https://github.com/peterheim1/robbie_ros.git</text:p>
      <text:p text:style-name="P1"/>
      <text:p text:style-name="P3"><text:span text:style-name="Source_20_Text">rosrun xacro xacro.py -o model.urdf model.urdf.xacro</text:span></text:p>
      <text:p text:style-name="P3"/>
      <text:p text:style-name="P3"><text:span text:style-name="Source_20_Text"/></text:p>
      <text:p text:style-name="P2">gzsdf print robbie.urdf</text:p>
      <text:p text:style-name="P2"/>
      <text:p text:style-name="P4">roslaunch robbie_gazebo robbie_world.launch</text:p>
      <text:p text:style-name="P2"/>
      <text:p text:style-name="P2"/>
      <text:p text:style-name="P6">roslaunch robbie_control robbie_control.launch</text:p>
      <text:p text:style-name="P6"/>
      <text:p text:style-name="P6"/>
      <text:p text:style-name="P6">robbie diff drive experiment</text:p>
      <text:p text:style-name="P6"/>
      <text:p text:style-name="P6">use bas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09:28:58.588129339</meta:creation-date>
    <dc:date>2015-08-03T11:56:48.137686348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7" meta:character-count="273" meta:non-whitespace-character-count="254"/>
  </office:meta>
</office:document-meta>
</file>